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300000240A504FC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00" draw:marker-start="Arrow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609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26pt" style:font-size-asian="26pt" style:font-size-complex="26pt"/>
    </style:style>
    <style:style style:name="P3" style:family="paragraph">
      <style:text-properties fo:color="#ff0000"/>
    </style:style>
    <style:style style:name="T1" style:family="text">
      <style:text-properties fo:color="#ff0000" fo:font-size="26pt" style:font-size-asian="26pt" style:font-size-complex="26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8.41cm" svg:height="26.313cm" svg:x="1.4cm" svg:y="1.787cm">
          <draw:image xlink:href="Pictures/100000000000019300000240A504FC44.png" xlink:type="simple" xlink:show="embed" xlink:actuate="onLoad">
            <text:p/>
          </draw:image>
        </draw:frame>
        <draw:line draw:style-name="gr2" draw:text-style-name="P1" draw:layer="layout" svg:x1="3.4cm" svg:y1="3.5cm" svg:x2="10.9cm" svg:y2="3.5cm">
          <text:p/>
        </draw:line>
        <draw:line draw:style-name="gr2" draw:text-style-name="P1" draw:layer="layout" svg:x1="3.4cm" svg:y1="3.5cm" svg:x2="3.4cm" svg:y2="8.8cm">
          <text:p/>
        </draw:line>
        <draw:circle draw:style-name="gr3" draw:text-style-name="P1" draw:layer="layout" svg:width="0.8cm" svg:height="0.8cm" svg:x="3cm" svg:y="3.1cm">
          <text:p/>
        </draw:circle>
        <draw:frame draw:style-name="gr4" draw:text-style-name="P2" draw:layer="layout" svg:width="2.644cm" svg:height="1.276cm" svg:x="2.056cm" svg:y="1.9cm">
          <draw:text-box>
            <text:p><text:span text:style-name="T1">(0, 0)</text:span></text:p>
          </draw:text-box>
        </draw:frame>
        <draw:frame draw:style-name="gr4" draw:text-style-name="P2" draw:layer="layout" svg:width="1.107cm" svg:height="1.276cm" svg:x="9.3cm" svg:y="2.124cm">
          <draw:text-box>
            <text:p><text:span text:style-name="T1">X</text:span></text:p>
          </draw:text-box>
        </draw:frame>
        <draw:frame draw:style-name="gr4" draw:text-style-name="P2" draw:layer="layout" svg:width="1.116cm" svg:height="1.276cm" svg:x="2.193cm" svg:y="8.124cm">
          <draw:text-box>
            <text:p><text:span text:style-name="T1">Y</text:span></text:p>
          </draw:text-box>
        </draw:frame>
        <draw:line draw:style-name="gr5" draw:text-style-name="P1" draw:layer="layout" svg:x1="3.9cm" svg:y1="22.6cm" svg:x2="11.4cm" svg:y2="22.6cm">
          <text:p/>
        </draw:line>
        <draw:line draw:style-name="gr5" draw:text-style-name="P1" draw:layer="layout" svg:x1="7.8cm" svg:y1="20.1cm" svg:x2="7.8cm" svg:y2="24.9cm">
          <text:p/>
        </draw:line>
        <draw:frame draw:style-name="gr4" draw:text-style-name="P2" draw:layer="layout" svg:width="5.18cm" svg:height="1.276cm" svg:x="11.2cm" svg:y="22.024cm">
          <draw:text-box>
            <text:p><text:span text:style-name="T1">Alpha = 0.0</text:span></text:p>
          </draw:text-box>
        </draw:frame>
        <draw:frame draw:style-name="gr4" draw:text-style-name="P2" draw:layer="layout" svg:width="6.094cm" svg:height="1.276cm" svg:x="4.72cm" svg:y="19.024cm">
          <draw:text-box>
            <text:p><text:span text:style-name="T1">Alpha = - PI/2</text:span></text:p>
          </draw:text-box>
        </draw:frame>
        <draw:frame draw:style-name="gr4" draw:text-style-name="P2" draw:layer="layout" svg:width="5.535cm" svg:height="1.276cm" svg:x="4.42cm" svg:y="24.8cm">
          <draw:text-box>
            <text:p><text:span text:style-name="T1">Alpha = PI/2</text:span></text:p>
          </draw:text-box>
        </draw:frame>
        <draw:frame draw:style-name="gr4" draw:text-style-name="P2" draw:layer="layout" svg:width="4.769cm" svg:height="1.276cm" svg:x="1.565cm" svg:y="22.424cm">
          <draw:text-box>
            <text:p><text:span text:style-name="T1">Alpha = PI</text:span></text:p>
          </draw:text-box>
        </draw:frame>
        <draw:frame draw:style-name="gr4" draw:text-style-name="P2" draw:layer="layout" svg:width="5.074cm" svg:height="1.276cm" svg:x="1.5cm" svg:y="21.3cm">
          <draw:text-box>
            <text:p><text:span text:style-name="T1">Alpha = -PI</text:span></text:p>
          </draw:text-box>
        </draw:frame>
        <draw:line draw:style-name="gr6" draw:text-style-name="P1" draw:layer="layout" svg:x1="9.2cm" svg:y1="22.9cm" svg:x2="8cm" svg:y2="23.9cm">
          <text:p/>
        </draw:line>
        <draw:frame draw:style-name="gr7" draw:text-style-name="P3" draw:layer="layout" svg:width="1cm" svg:height="0.963cm" svg:x="8.5cm" svg:y="23.1cm">
          <draw:text-box>
            <text:p text:style-name="P3"><text:span text:style-name="T2">+</text:span></text:p>
          </draw:text-box>
        </draw:frame>
        <draw:line draw:style-name="gr6" draw:text-style-name="P1" draw:layer="layout" svg:x1="9.2cm" svg:y1="22.137cm" svg:x2="8cm" svg:y2="21.245cm">
          <text:p/>
        </draw:line>
        <draw:frame draw:style-name="gr8" draw:text-style-name="P3" draw:layer="layout" svg:width="-1cm" svg:height="-0.963cm" svg:x="9.5cm" svg:y="21.959cm">
          <draw:text-box>
            <text:p text:style-name="P3"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8T17:29:04.79</meta:creation-date>
    <meta:generator>OpenOffice/4.1.1$Win32 OpenOffice.org_project/411m6$Build-9775</meta:generator>
    <dc:date>2015-10-08T17:34:13.79</dc:date>
    <meta:editing-duration>PT5M9S</meta:editing-duration>
    <meta:editing-cycles>7</meta:editing-cycles>
    <meta:document-statistic meta:object-count="18"/>
  </office:meta>
</office:document-meta>
</file>